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0.45mm" svg:height="114.21mm" svg:x="70.5mm" svg:y="78.09mm">
            <loext:p draw:notify-on-update-of-ranges="Sheet1.D55:Sheet1.M55 Sheet1.C72:Sheet1.C72 Sheet1.D73:Sheet1.M73 Sheet1.D72:Sheet1.M72 Sheet1.D69:Sheet1.M69 Sheet1.C69:Sheet1.C69 Sheet1.D70:Sheet1.M70 Sheet1.D65:Sheet1.M65 Sheet1.C65:Sheet1.C65 Sheet1.D66:Sheet1.M66 Sheet1.D59:Sheet1.M59 Sheet1.C59:Sheet1.C59 Sheet1.D60:Sheet1.M60 Sheet1.D44:Sheet1.M44 Sheet1.C44:Sheet1.C44 Sheet1.D45:Sheet1.M45 Sheet1.D15:Sheet1.M15 Sheet1.C15:Sheet1.C15 Sheet1.D16:Sheet1.M16 Sheet1.D7:Sheet1.L7 Sheet1.C7:Sheet1.C7 Sheet1.D8:Sheet1.L8 Sheet1.D11:Sheet1.P11 Sheet1.C11:Sheet1.C11 Sheet1.D12:Sheet1.P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0.45mm" svg:height="114.21mm" svg:x="265.64mm" svg:y="79.47mm">
            <loext:p draw:notify-on-update-of-ranges="Sheet1.D55:Sheet1.M55 Sheet1.D72:Sheet1.M72 Sheet1.C72:Sheet1.C72 Sheet1.D73:Sheet1.M73 Sheet1.D65:Sheet1.M65 Sheet1.C65:Sheet1.C65 Sheet1.D66:Sheet1.M66 Sheet1.D44:Sheet1.M44 Sheet1.C44:Sheet1.C44 Sheet1.D45:Sheet1.M45 Sheet1.D15:Sheet1.M15 Sheet1.C15:Sheet1.C15 Sheet1.D16:Sheet1.M16 Sheet1.D7:Sheet1.L7 Sheet1.C7:Sheet1.C7 Sheet1.D8:Sheet1.L8 Sheet1.D11:Sheet1.P11 Sheet1.C11:Sheet1.C11 Sheet1.D12:Sheet1.P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p-limi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vanilla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phrase-based</text:p>
          </table:table-cell>
          <table:table-cell table:style-name="ce2" office:value-type="float" office:value="1686" calcext:value-type="float">
            <text:p>168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516" calcext:value-type="float">
            <text:p>516</text:p>
          </table:table-cell>
          <table:table-cell table:style-name="ce1" office:value-type="float" office:value="948" calcext:value-type="float">
            <text:p>948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27.93" calcext:value-type="float">
            <text:p>27.93</text:p>
          </table:table-cell>
          <table:table-cell table:style-name="ce2" office:value-type="float" office:value="26.97" calcext:value-type="float">
            <text:p>26.97</text:p>
          </table:table-cell>
          <table:table-cell table:style-name="ce2" office:value-type="float" office:value="27.23" calcext:value-type="float">
            <text:p>27.23</text:p>
          </table:table-cell>
          <table:table-cell table:style-name="ce2" office:value-type="float" office:value="27.31" calcext:value-type="float">
            <text:p>27.31</text:p>
          </table:table-cell>
          <table:table-cell table:style-name="ce2" office:value-type="float" office:value="27.43" calcext:value-type="float">
            <text:p>27.43</text:p>
          </table:table-cell>
          <table:table-cell table:style-name="ce2" office:value-type="float" office:value="27.56" calcext:value-type="float">
            <text:p>27.56</text:p>
          </table:table-cell>
          <table:table-cell table:style-name="ce2" office:value-type="float" office:value="27.63" calcext:value-type="float">
            <text:p>27.63</text:p>
          </table:table-cell>
          <table:table-cell table:style-name="ce2" office:value-type="float" office:value="27.71" calcext:value-type="float">
            <text:p>27.71</text:p>
          </table:table-cell>
          <table:table-cell table:style-name="ce2" office:value-type="float" office:value="27.74" calcext:value-type="float">
            <text:p>27.74</text:p>
          </table:table-cell>
          <table:table-cell table:style-name="ce1" table:number-columns-repeated="4"/>
        </table:table-row>
        <table:table-row table:style-name="ro1">
          <table:table-cell table:number-columns-repeated="2"/>
          <table:table-cell table:style-name="ce1" table:number-columns-repeated="14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hierarchical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table:number-columns-repeated="2"/>
          <table:table-cell table:style-name="ce1"/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501" calcext:value-type="float">
            <text:p>501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28.28" calcext:value-type="float">
            <text:p>28.28</text:p>
          </table:table-cell>
          <table:table-cell table:style-name="ce2" office:value-type="float" office:value="28.42" calcext:value-type="float">
            <text:p>28.42</text:p>
          </table:table-cell>
          <table:table-cell table:style-name="ce2" office:value-type="float" office:value="28.45" calcext:value-type="float">
            <text:p>28.45</text:p>
          </table:table-cell>
          <table:table-cell table:style-name="ce2" table:number-columns-repeated="2"/>
          <table:table-cell table:style-name="ce1"/>
          <table:table-cell table:style-name="ce2" office:value-type="float" office:value="26.99" calcext:value-type="float">
            <text:p>26.99</text:p>
          </table:table-cell>
          <table:table-cell table:style-name="ce2" office:value-type="float" office:value="27.32" calcext:value-type="float">
            <text:p>27.32</text:p>
          </table:table-cell>
          <table:table-cell table:style-name="ce2" office:value-type="float" office:value="27.51" calcext:value-type="float">
            <text:p>27.51</text:p>
          </table:table-cell>
          <table:table-cell table:style-name="ce2" office:value-type="float" office:value="27.79" calcext:value-type="float">
            <text:p>27.79</text:p>
          </table:table-cell>
          <table:table-cell table:style-name="ce2" office:value-type="float" office:value="28.07" calcext:value-type="float">
            <text:p>28.07</text:p>
          </table:table-cell>
          <table:table-cell table:style-name="ce2" office:value-type="float" office:value="28.19" calcext:value-type="float">
            <text:p>28.19</text:p>
          </table:table-cell>
          <table:table-cell table:style-name="ce2" office:value-type="float" office:value="28.22" calcext:value-type="float">
            <text:p>28.22</text:p>
          </table:table-cell>
        </table:table-row>
        <table:table-row table:style-name="ro1">
          <table:table-cell table:number-columns-repeated="2"/>
          <table:table-cell table:style-name="ce1" table:number-columns-repeated="14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"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Amun (~May 17)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1137" calcext:value-type="float">
            <text:p>1137</text:p>
          </table:table-cell>
          <table:table-cell table:style-name="ce2" office:value-type="float" office:value="1318" calcext:value-type="float">
            <text:p>1318</text:p>
          </table:table-cell>
          <table:table-cell table:style-name="ce2" office:value-type="float" office:value="1351" calcext:value-type="float">
            <text:p>1351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style-name="ce1" table:number-columns-repeated="3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TX1080</text:p>
          </table:table-cell>
          <table:table-cell office:value-type="float" office:value="156.46" calcext:value-type="float">
            <text:p>156.46</text:p>
          </table:table-cell>
          <table:table-cell office:value-type="float" office:value="248.04" calcext:value-type="float">
            <text:p>248.04</text:p>
          </table:table-cell>
          <table:table-cell office:value-type="float" office:value="336.86" calcext:value-type="float">
            <text:p>336.86</text:p>
          </table:table-cell>
          <table:table-cell office:value-type="float" office:value="426.62" calcext:value-type="float">
            <text:p>426.62</text:p>
          </table:table-cell>
          <table:table-cell office:value-type="float" office:value="522.25" calcext:value-type="float">
            <text:p>522.25</text:p>
          </table:table-cell>
          <table:table-cell office:value-type="float" office:value="629.32" calcext:value-type="float">
            <text:p>629.32</text:p>
          </table:table-cell>
          <table:table-cell office:value-type="float" office:value="729.29" calcext:value-type="float">
            <text:p>729.29</text:p>
          </table:table-cell>
          <table:table-cell office:value-type="float" office:value="833.35" calcext:value-type="float">
            <text:p>833.35</text:p>
          </table:table-cell>
          <table:table-cell office:value-type="float" office:value="942.37" calcext:value-type="float">
            <text:p>942.37</text:p>
          </table:table-cell>
          <table:table-cell office:value-type="float" office:value="1045.98" calcext:value-type="float">
            <text:p>1045.9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44])/[.D$15]" office:value-type="percentage" office:value="0.313771929824561" calcext:value-type="percentage">
            <text:p>31%</text:p>
          </table:table-cell>
          <table:table-cell table:style-name="ce3" table:formula="of:=([.E$15]-[.E44])/[.E$15]" office:value-type="percentage" office:value="0.32780487804878" calcext:value-type="percentage">
            <text:p>33%</text:p>
          </table:table-cell>
          <table:table-cell table:style-name="ce3" table:formula="of:=([.F$15]-[.F44])/[.F$15]" office:value-type="percentage" office:value="0.327624750499002" calcext:value-type="percentage">
            <text:p>33%</text:p>
          </table:table-cell>
          <table:table-cell table:style-name="ce3" table:formula="of:=([.G$15]-[.G44])/[.G$15]" office:value-type="percentage" office:value="0.359429429429429" calcext:value-type="percentage">
            <text:p>36%</text:p>
          </table:table-cell>
          <table:table-cell table:style-name="ce3" table:formula="of:=([.H$15]-[.H44])/[.H$15]" office:value-type="percentage" office:value="0.291383989145183" calcext:value-type="percentage">
            <text:p>29%</text:p>
          </table:table-cell>
          <table:table-cell table:style-name="ce3" table:formula="of:=([.I$15]-[.I44])/[.I$15]" office:value-type="percentage" office:value="0.270776361529548" calcext:value-type="percentage">
            <text:p>27%</text:p>
          </table:table-cell>
          <table:table-cell table:style-name="ce3" table:formula="of:=([.J$15]-[.J44])/[.J$15]" office:value-type="percentage" office:value="0.273615537848606" calcext:value-type="percentage">
            <text:p>27%</text:p>
          </table:table-cell>
          <table:table-cell table:style-name="ce3" table:formula="of:=([.K$15]-[.K44])/[.K$15]" office:value-type="percentage" office:value="0.267062445030783" calcext:value-type="percentage">
            <text:p>27%</text:p>
          </table:table-cell>
          <table:table-cell table:style-name="ce3" table:formula="of:=([.L$15]-[.L44])/[.L$15]" office:value-type="percentage" office:value="0.285" calcext:value-type="percentage">
            <text:p>29%</text:p>
          </table:table-cell>
          <table:table-cell table:style-name="ce3" table:formula="of:=([.M$15]-[.M44])/[.M$15]" office:value-type="percentage" office:value="0.225773501110289" calcext:value-type="percentage">
            <text:p>23%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TX1080 TI</text:p>
          </table:table-cell>
          <table:table-cell office:value-type="float" office:value="128.79" calcext:value-type="float">
            <text:p>128.79</text:p>
          </table:table-cell>
          <table:table-cell office:value-type="float" office:value="199.23" calcext:value-type="float">
            <text:p>199.23</text:p>
          </table:table-cell>
          <table:table-cell office:value-type="float" office:value="268.67" calcext:value-type="float">
            <text:p>268.67</text:p>
          </table:table-cell>
          <table:table-cell office:value-type="float" office:value="341.68" calcext:value-type="float">
            <text:p>341.68</text:p>
          </table:table-cell>
          <table:table-cell office:value-type="float" office:value="413.09" calcext:value-type="float">
            <text:p>413.09</text:p>
          </table:table-cell>
          <table:table-cell office:value-type="float" office:value="493.25" calcext:value-type="float">
            <text:p>493.25</text:p>
          </table:table-cell>
          <table:table-cell office:value-type="float" office:value="562.62" calcext:value-type="float">
            <text:p>562.62</text:p>
          </table:table-cell>
          <table:table-cell office:value-type="float" office:value="648.86" calcext:value-type="float">
            <text:p>648.86</text:p>
          </table:table-cell>
          <table:table-cell office:value-type="float" office:value="733.46" calcext:value-type="float">
            <text:p>733.46</text:p>
          </table:table-cell>
          <table:table-cell office:value-type="float" office:value="820.39" calcext:value-type="float">
            <text:p>820.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49])/[.D$15]" office:value-type="percentage" office:value="0.435131578947368" calcext:value-type="percentage">
            <text:p>44%</text:p>
          </table:table-cell>
          <table:table-cell table:style-name="ce3" table:formula="of:=([.E$15]-[.E49])/[.E$15]" office:value-type="percentage" office:value="0.460081300813008" calcext:value-type="percentage">
            <text:p>46%</text:p>
          </table:table-cell>
          <table:table-cell table:style-name="ce3" table:formula="of:=([.F$15]-[.F49])/[.F$15]" office:value-type="percentage" office:value="0.46373253493014" calcext:value-type="percentage">
            <text:p>46%</text:p>
          </table:table-cell>
          <table:table-cell table:style-name="ce3" table:formula="of:=([.G$15]-[.G49])/[.G$15]" office:value-type="percentage" office:value="0.486966966966967" calcext:value-type="percentage">
            <text:p>49%</text:p>
          </table:table-cell>
          <table:table-cell table:style-name="ce3" table:formula="of:=([.H$15]-[.H49])/[.H$15]" office:value-type="percentage" office:value="0.439497964721845" calcext:value-type="percentage">
            <text:p>44%</text:p>
          </table:table-cell>
          <table:table-cell table:style-name="ce3" table:formula="of:=([.I$15]-[.I49])/[.I$15]" office:value-type="percentage" office:value="0.428447276940904" calcext:value-type="percentage">
            <text:p>43%</text:p>
          </table:table-cell>
          <table:table-cell table:style-name="ce3" table:formula="of:=([.J$15]-[.J49])/[.J$15]" office:value-type="percentage" office:value="0.439621513944223" calcext:value-type="percentage">
            <text:p>44%</text:p>
          </table:table-cell>
          <table:table-cell table:style-name="ce3" table:formula="of:=([.K$15]-[.K49])/[.K$15]" office:value-type="percentage" office:value="0.429322779243624" calcext:value-type="percentage">
            <text:p>43%</text:p>
          </table:table-cell>
          <table:table-cell table:style-name="ce3" table:formula="of:=([.L$15]-[.L49])/[.L$15]" office:value-type="percentage" office:value="0.44350531107739" calcext:value-type="percentage">
            <text:p>44%</text:p>
          </table:table-cell>
          <table:table-cell table:style-name="ce3" table:formula="of:=([.M$15]-[.M49])/[.M$15]" office:value-type="percentage" office:value="0.392753515914138" calcext:value-type="percentage">
            <text:p>39%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100</text:p>
          </table:table-cell>
          <table:table-cell office:value-type="float" office:value="117.44" calcext:value-type="float">
            <text:p>117.44</text:p>
          </table:table-cell>
          <table:table-cell office:value-type="float" office:value="154.17" calcext:value-type="float">
            <text:p>154.17</text:p>
          </table:table-cell>
          <table:table-cell office:value-type="float" office:value="197.63" calcext:value-type="float">
            <text:p>197.63</text:p>
          </table:table-cell>
          <table:table-cell office:value-type="float" office:value="246.36" calcext:value-type="float">
            <text:p>246.36</text:p>
          </table:table-cell>
          <table:table-cell office:value-type="float" office:value="285.17" calcext:value-type="float">
            <text:p>285.17</text:p>
          </table:table-cell>
          <table:table-cell office:value-type="float" office:value="336.74" calcext:value-type="float">
            <text:p>336.74</text:p>
          </table:table-cell>
          <table:table-cell office:value-type="float" office:value="389.09" calcext:value-type="float">
            <text:p>389.09</text:p>
          </table:table-cell>
          <table:table-cell office:value-type="float" office:value="437.93" calcext:value-type="float">
            <text:p>437.93</text:p>
          </table:table-cell>
          <table:table-cell office:value-type="float" office:value="486.44" calcext:value-type="float">
            <text:p>486.44</text:p>
          </table:table-cell>
          <table:table-cell office:value-type="float" office:value="530.65" calcext:value-type="float">
            <text:p>530.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54])/[.D$15]" office:value-type="percentage" office:value="0.484912280701754" calcext:value-type="percentage">
            <text:p>48%</text:p>
          </table:table-cell>
          <table:table-cell table:style-name="ce3" table:formula="of:=([.E$15]-[.E54])/[.E$15]" office:value-type="percentage" office:value="0.58219512195122" calcext:value-type="percentage">
            <text:p>58%</text:p>
          </table:table-cell>
          <table:table-cell table:style-name="ce3" table:formula="of:=([.F$15]-[.F54])/[.F$15]" office:value-type="percentage" office:value="0.605528942115768" calcext:value-type="percentage">
            <text:p>61%</text:p>
          </table:table-cell>
          <table:table-cell table:style-name="ce3" table:formula="of:=([.G$15]-[.G54])/[.G$15]" office:value-type="percentage" office:value="0.63009009009009" calcext:value-type="percentage">
            <text:p>63%</text:p>
          </table:table-cell>
          <table:table-cell table:style-name="ce3" table:formula="of:=([.H$15]-[.H54])/[.H$15]" office:value-type="percentage" office:value="0.613066485753053" calcext:value-type="percentage">
            <text:p>61%</text:p>
          </table:table-cell>
          <table:table-cell table:style-name="ce3" table:formula="of:=([.I$15]-[.I54])/[.I$15]" office:value-type="percentage" office:value="0.609803012746234" calcext:value-type="percentage">
            <text:p>61%</text:p>
          </table:table-cell>
          <table:table-cell table:style-name="ce3" table:formula="of:=([.J$15]-[.J54])/[.J$15]" office:value-type="percentage" office:value="0.61246015936255" calcext:value-type="percentage">
            <text:p>61%</text:p>
          </table:table-cell>
          <table:table-cell table:style-name="ce3" table:formula="of:=([.K$15]-[.K54])/[.K$15]" office:value-type="percentage" office:value="0.614837291116974" calcext:value-type="percentage">
            <text:p>61%</text:p>
          </table:table-cell>
          <table:table-cell table:style-name="ce3" table:formula="of:=([.L$15]-[.L54])/[.L$15]" office:value-type="percentage" office:value="0.63092564491654" calcext:value-type="percentage">
            <text:p>63%</text:p>
          </table:table-cell>
          <table:table-cell table:style-name="ce3" table:formula="of:=([.M$15]-[.M54])/[.M$15]" office:value-type="percentage" office:value="0.607216876387861" calcext:value-type="percentage">
            <text:p>61%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V100, batch 512</text:p>
          </table:table-cell>
          <table:table-cell office:value-type="float" office:value="75.87" calcext:value-type="float">
            <text:p>75.87</text:p>
          </table:table-cell>
          <table:table-cell office:value-type="float" office:value="119.68" calcext:value-type="float">
            <text:p>119.68</text:p>
          </table:table-cell>
          <table:table-cell office:value-type="float" office:value="163.72" calcext:value-type="float">
            <text:p>163.72</text:p>
          </table:table-cell>
          <table:table-cell office:value-type="float" office:value="212.01" calcext:value-type="float">
            <text:p>212.01</text:p>
          </table:table-cell>
          <table:table-cell office:value-type="float" office:value="254.94" calcext:value-type="float">
            <text:p>254.94</text:p>
          </table:table-cell>
          <table:table-cell office:value-type="float" office:value="308.73" calcext:value-type="float">
            <text:p>308.73</text:p>
          </table:table-cell>
          <table:table-cell office:value-type="float" office:value="356.81" calcext:value-type="float">
            <text:p>356.81</text:p>
          </table:table-cell>
          <table:table-cell office:value-type="float" office:value="403.68" calcext:value-type="float">
            <text:p>403.68</text:p>
          </table:table-cell>
          <table:table-cell office:value-type="float" office:value="452.73" calcext:value-type="float">
            <text:p>452.73</text:p>
          </table:table-cell>
          <table:table-cell office:value-type="float" office:value="500.89" calcext:value-type="float">
            <text:p>500.8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8" calcext:value-type="float">
            <text:p>28.58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" calcext:value-type="float">
            <text:p>28.8</text:p>
          </table:table-cell>
          <table:table-cell table:number-columns-repeated="3"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59])/[.D$15]" office:value-type="percentage" office:value="0.667236842105263" calcext:value-type="percentage">
            <text:p>67%</text:p>
          </table:table-cell>
          <table:table-cell table:style-name="ce3" table:formula="of:=([.E$15]-[.E59])/[.E$15]" office:value-type="percentage" office:value="0.675663956639566" calcext:value-type="percentage">
            <text:p>68%</text:p>
          </table:table-cell>
          <table:table-cell table:style-name="ce3" table:formula="of:=([.F$15]-[.F59])/[.F$15]" office:value-type="percentage" office:value="0.673213572854291" calcext:value-type="percentage">
            <text:p>67%</text:p>
          </table:table-cell>
          <table:table-cell table:style-name="ce3" table:formula="of:=([.G$15]-[.G59])/[.G$15]" office:value-type="percentage" office:value="0.681666666666667" calcext:value-type="percentage">
            <text:p>68%</text:p>
          </table:table-cell>
          <table:table-cell table:style-name="ce3" table:formula="of:=([.H$15]-[.H59])/[.H$15]" office:value-type="percentage" office:value="0.654084124830393" calcext:value-type="percentage">
            <text:p>65%</text:p>
          </table:table-cell>
          <table:table-cell table:style-name="ce3" table:formula="of:=([.I$15]-[.I59])/[.I$15]" office:value-type="percentage" office:value="0.64225955967555" calcext:value-type="percentage">
            <text:p>64%</text:p>
          </table:table-cell>
          <table:table-cell table:style-name="ce3" table:formula="of:=([.J$15]-[.J59])/[.J$15]" office:value-type="percentage" office:value="0.644611553784861" calcext:value-type="percentage">
            <text:p>64%</text:p>
          </table:table-cell>
          <table:table-cell table:style-name="ce3" table:formula="of:=([.K$15]-[.K59])/[.K$15]" office:value-type="percentage" office:value="0.644960422163588" calcext:value-type="percentage">
            <text:p>64%</text:p>
          </table:table-cell>
          <table:table-cell table:style-name="ce3" table:formula="of:=([.L$15]-[.L59])/[.L$15]" office:value-type="percentage" office:value="0.656502276176024" calcext:value-type="percentage">
            <text:p>66%</text:p>
          </table:table-cell>
          <table:table-cell table:style-name="ce3" table:formula="of:=([.M$15]-[.M59])/[.M$15]" office:value-type="percentage" office:value="0.629245003700962" calcext:value-type="percentage">
            <text:p>63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10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V100, batch 512, Tensor Cores</text:p>
          </table:table-cell>
          <table:table-cell office:value-type="float" office:value="54.02" calcext:value-type="float">
            <text:p>54.02</text:p>
          </table:table-cell>
          <table:table-cell office:value-type="float" office:value="78.31" calcext:value-type="float">
            <text:p>78.31</text:p>
          </table:table-cell>
          <table:table-cell office:value-type="float" office:value="103.83" calcext:value-type="float">
            <text:p>103.83</text:p>
          </table:table-cell>
          <table:table-cell office:value-type="float" office:value="132.19" calcext:value-type="float">
            <text:p>132.19</text:p>
          </table:table-cell>
          <table:table-cell office:value-type="float" office:value="162.64" calcext:value-type="float">
            <text:p>162.64</text:p>
          </table:table-cell>
          <table:table-cell office:value-type="float" office:value="194.92" calcext:value-type="float">
            <text:p>194.92</text:p>
          </table:table-cell>
          <table:table-cell office:value-type="float" office:value="224.55" calcext:value-type="float">
            <text:p>224.55</text:p>
          </table:table-cell>
          <table:table-cell office:value-type="float" office:value="256.65" calcext:value-type="float">
            <text:p>256.65</text:p>
          </table:table-cell>
          <table:table-cell office:value-type="float" office:value="286.95" calcext:value-type="float">
            <text:p>286.95</text:p>
          </table:table-cell>
          <table:table-cell office:value-type="float" office:value="323.13" calcext:value-type="float">
            <text:p>323.1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7.26" calcext:value-type="float">
            <text:p>27.26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28.57" calcext:value-type="float">
            <text:p>28.57</text:p>
          </table:table-cell>
          <table:table-cell table:style-name="ce2" office:value-type="float" office:value="28.73" calcext:value-type="float">
            <text:p>28.73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1" calcext:value-type="float">
            <text:p>28.81</text:p>
          </table:table-cell>
          <table:table-cell table:number-columns-repeated="2" table:style-name="ce2" office:value-type="float" office:value="28.82" calcext:value-type="float">
            <text:p>28.82</text:p>
          </table:table-cell>
          <table:table-cell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([.D$15]-[.D65])/[.D$15]" office:value-type="percentage" office:value="0.763070175438596" calcext:value-type="percentage">
            <text:p>76%</text:p>
          </table:table-cell>
          <table:table-cell table:style-name="ce3" table:formula="of:=([.E$15]-[.E65])/[.E$15]" office:value-type="percentage" office:value="0.787777777777778" calcext:value-type="percentage">
            <text:p>79%</text:p>
          </table:table-cell>
          <table:table-cell table:style-name="ce3" table:formula="of:=([.F$15]-[.F65])/[.F$15]" office:value-type="percentage" office:value="0.792754491017964" calcext:value-type="percentage">
            <text:p>79%</text:p>
          </table:table-cell>
          <table:table-cell table:style-name="ce3" table:formula="of:=([.G$15]-[.G65])/[.G$15]" office:value-type="percentage" office:value="0.801516516516517" calcext:value-type="percentage">
            <text:p>80%</text:p>
          </table:table-cell>
          <table:table-cell table:style-name="ce3" table:formula="of:=([.H$15]-[.H65])/[.H$15]" office:value-type="percentage" office:value="0.77932157394844" calcext:value-type="percentage">
            <text:p>78%</text:p>
          </table:table-cell>
          <table:table-cell table:style-name="ce3" table:formula="of:=([.I$15]-[.I65])/[.I$15]" office:value-type="percentage" office:value="0.774136732329085" calcext:value-type="percentage">
            <text:p>77%</text:p>
          </table:table-cell>
          <table:table-cell table:style-name="ce3" table:formula="of:=([.J$15]-[.J65])/[.J$15]" office:value-type="percentage" office:value="0.776344621513944" calcext:value-type="percentage">
            <text:p>78%</text:p>
          </table:table-cell>
          <table:table-cell table:style-name="ce3" table:formula="of:=([.K$15]-[.K65])/[.K$15]" office:value-type="percentage" office:value="0.774274406332454" calcext:value-type="percentage">
            <text:p>77%</text:p>
          </table:table-cell>
          <table:table-cell table:style-name="ce3" table:formula="of:=([.L$15]-[.L65])/[.L$15]" office:value-type="percentage" office:value="0.782283763277693" calcext:value-type="percentage">
            <text:p>78%</text:p>
          </table:table-cell>
          <table:table-cell table:style-name="ce3" table:formula="of:=([.M$15]-[.M65])/[.M$15]" office:value-type="percentage" office:value="0.760821613619541" calcext:value-type="percentage">
            <text:p>76%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rian-decoder</text:p>
          </table:table-cell>
          <table:table-cell office:value-type="float" office:value="128.34" calcext:value-type="float">
            <text:p>128.34</text:p>
          </table:table-cell>
          <table:table-cell office:value-type="float" office:value="238.8" calcext:value-type="float">
            <text:p>238.8</text:p>
          </table:table-cell>
          <table:table-cell office:value-type="float" office:value="321.24" calcext:value-type="float">
            <text:p>321.24</text:p>
          </table:table-cell>
          <table:table-cell office:value-type="float" office:value="428.74" calcext:value-type="float">
            <text:p>428.74</text:p>
          </table:table-cell>
          <table:table-cell office:value-type="float" office:value="517.7" calcext:value-type="float">
            <text:p>517.7</text:p>
          </table:table-cell>
          <table:table-cell office:value-type="float" office:value="622.85" calcext:value-type="float">
            <text:p>622.85</text:p>
          </table:table-cell>
          <table:table-cell office:value-type="float" office:value="730.39" calcext:value-type="float">
            <text:p>730.39</text:p>
          </table:table-cell>
          <table:table-cell office:value-type="float" office:value="825.17" calcext:value-type="float">
            <text:p>825.17</text:p>
          </table:table-cell>
          <table:table-cell office:value-type="float" office:value="926.24" calcext:value-type="float">
            <text:p>926.24</text:p>
          </table:table-cell>
          <table:table-cell office:value-type="float" office:value="1018.3" calcext:value-type="float">
            <text:p>1018.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17" calcext:value-type="float">
            <text:p>28.17</text:p>
          </table:table-cell>
          <table:table-cell office:value-type="float" office:value="28.58" calcext:value-type="float">
            <text:p>28.58</text:p>
          </table:table-cell>
          <table:table-cell office:value-type="float" office:value="28.74" calcext:value-type="float">
            <text:p>28.74</text:p>
          </table:table-cell>
          <table:table-cell office:value-type="float" office:value="28.76" calcext:value-type="float">
            <text:p>28.76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28.81" calcext:value-type="float">
            <text:p>28.81</text:p>
          </table:table-cell>
          <table:table-cell table:number-columns-repeated="2" table:style-name="ce2" office:value-type="float" office:value="28.82" calcext:value-type="float">
            <text:p>28.82</text:p>
          </table:table-cell>
          <table:table-cell table:style-name="ce2" office:value-type="float" office:value="28.81" calcext:value-type="float">
            <text:p>28.8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rian-decoder, Tensor Cores</text:p>
          </table:table-cell>
          <table:table-cell office:value-type="float" office:value="93.17" calcext:value-type="float">
            <text:p>93.17</text:p>
          </table:table-cell>
          <table:table-cell office:value-type="float" office:value="177.21" calcext:value-type="float">
            <text:p>177.21</text:p>
          </table:table-cell>
          <table:table-cell office:value-type="float" office:value="228.79" calcext:value-type="float">
            <text:p>228.79</text:p>
          </table:table-cell>
          <table:table-cell office:value-type="float" office:value="304.27" calcext:value-type="float">
            <text:p>304.27</text:p>
          </table:table-cell>
          <table:table-cell office:value-type="float" office:value="371.54" calcext:value-type="float">
            <text:p>371.54</text:p>
          </table:table-cell>
          <table:table-cell office:value-type="float" office:value="440.29" calcext:value-type="float">
            <text:p>440.29</text:p>
          </table:table-cell>
          <table:table-cell office:value-type="float" office:value="514.24" calcext:value-type="float">
            <text:p>514.24</text:p>
          </table:table-cell>
          <table:table-cell office:value-type="float" office:value="583.03" calcext:value-type="float">
            <text:p>583.03</text:p>
          </table:table-cell>
          <table:table-cell office:value-type="float" office:value="652.14" calcext:value-type="float">
            <text:p>652.14</text:p>
          </table:table-cell>
          <table:table-cell office:value-type="float" office:value="725.46" calcext:value-type="float">
            <text:p>725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.25" calcext:value-type="float">
            <text:p>27.25</text:p>
          </table:table-cell>
          <table:table-cell office:value-type="float" office:value="28.18" calcext:value-type="float">
            <text:p>28.18</text:p>
          </table:table-cell>
          <table:table-cell office:value-type="float" office:value="28.59" calcext:value-type="float">
            <text:p>28.59</text:p>
          </table:table-cell>
          <table:table-cell table:number-columns-repeated="2" office:value-type="float" office:value="28.75" calcext:value-type="float">
            <text:p>28.75</text:p>
          </table:table-cell>
          <table:table-cell office:value-type="float" office:value="28.74" calcext:value-type="float">
            <text:p>28.74</text:p>
          </table:table-cell>
          <table:table-cell office:value-type="float" office:value="28.81" calcext:value-type="float">
            <text:p>28.81</text:p>
          </table:table-cell>
          <table:table-cell table:number-columns-repeated="2" table:style-name="ce4" office:value-type="float" office:value="28.83" calcext:value-type="float">
            <text:p>28.83</text:p>
          </table:table-cell>
          <table:table-cell table:style-name="ce4" office:value-type="float" office:value="28.81" calcext:value-type="float">
            <text:p>28.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2:34:07.306262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14:49.120082766</meta:creation-date>
    <dc:date>2018-01-18T12:36:23.736864321</dc:date>
    <meta:editing-duration>PT6H20M48S</meta:editing-duration>
    <meta:editing-cycles>88</meta:editing-cycles>
    <meta:generator>LibreOffice/5.1.6.2$Linux_X86_64 LibreOffice_project/10m0$Build-2</meta:generator>
    <meta:document-statistic meta:table-count="1" meta:cell-count="3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046cm" svg:height="11.422cm" xlink:href=".." xlink:type="simple" chart:class="chart:scatter" chart:style-name="ch1">
        <chart:legend svg:x="10.334cm" svg:y="5.753cm" style:legend-expansion="custom" chartooo:width="8.159cm" chartooo:height="3.662cm" style:legend-expansion-aspect-ratio="2.22801747678864" chart:style-name="ch2"/>
        <chart:plot-area chart:style-name="ch3" table:cell-range-address="Sheet1.D55:Sheet1.M55 Sheet1.C72:Sheet1.M72 Sheet1.D73:Sheet1.M73 Sheet1.C65:Sheet1.C65 Sheet1.D66:Sheet1.M66 Sheet1.C44:Sheet1.C44 Sheet1.D45:Sheet1.M45 Sheet1.C15:Sheet1.C15 Sheet1.D16:Sheet1.M16 Sheet1.C7:Sheet1.C7 Sheet1.D8:Sheet1.L8 Sheet1.C11:Sheet1.C11 Sheet1.D12:Sheet1.P12" chart:data-source-has-labels="both" svg:x="0.737cm" svg:y="0.252cm" svg:width="18.531cm" svg:height="10.1cm">
          <chartooo:coordinate-region svg:x="1.464cm" svg:y="0.478cm" svg:width="17.327cm" svg:height="9.174cm"/>
          <chart:axis chart:dimension="x" chart:name="primary-x" chart:style-name="ch4" chartooo:axis-type="auto">
            <chart:title svg:x="6.341cm" svg:y="10.58cm" chart:style-name="ch5">
              <text:p>Decode time (sec, on 100k sentences)</text:p>
            </chart:title>
            <chart:categories table:cell-range-address="Sheet1.D55:Sheet1.M55"/>
          </chart:axis>
          <chart:axis chart:dimension="y" chart:name="primary-y" chart:style-name="ch6">
            <chart:title svg:x="0cm" svg:y="7.508cm" chart:style-name="ch7">
              <text:p>BLEU (on held out set)</text:p>
            </chart:title>
            <chart:grid chart:style-name="ch8" chart:class="major"/>
          </chart:axis>
          <chart:series chart:style-name="ch9" chart:values-cell-range-address="Sheet1.D73:Sheet1.M73" chart:label-cell-address="Sheet1.C72:Sheet1.C72" chart:class="chart:scatter">
            <chart:domain table:cell-range-address="Sheet1.D72:Sheet1.M72"/>
            <chart:data-point chart:repeated="10"/>
          </chart:series>
          <chart:series chart:style-name="ch10" chart:values-cell-range-address="Sheet1.D66:Sheet1.M66" chart:label-cell-address="Sheet1.C65:Sheet1.C65" chart:class="chart:scatter">
            <chart:domain table:cell-range-address="Sheet1.D65:Sheet1.M65"/>
            <chart:data-point chart:repeated="10"/>
          </chart:series>
          <chart:series chart:style-name="ch11" chart:values-cell-range-address="Sheet1.D45:Sheet1.M45" chart:label-cell-address="Sheet1.C44:Sheet1.C44" chart:class="chart:scatter">
            <chart:domain table:cell-range-address="Sheet1.D44:Sheet1.M44"/>
            <chart:data-point chart:repeated="10"/>
          </chart:series>
          <chart:series chart:style-name="ch12" chart:values-cell-range-address="Sheet1.D16:Sheet1.M16" chart:label-cell-address="Sheet1.C15:Sheet1.C15" chart:class="chart:scatter">
            <chart:domain table:cell-range-address="Sheet1.D15:Sheet1.M15"/>
            <chart:data-point/>
            <chart:data-point chart:style-name="ch13"/>
            <chart:data-point chart:repeated="8"/>
          </chart:series>
          <chart:series chart:style-name="ch14" chart:values-cell-range-address="Sheet1.D8:Sheet1.L8" chart:label-cell-address="Sheet1.C7:Sheet1.C7" chart:class="chart:scatter">
            <chart:domain table:cell-range-address="Sheet1.D7:Sheet1.L7"/>
            <chart:data-point chart:repeated="9"/>
          </chart:series>
          <chart:series chart:style-name="ch15" chart:values-cell-range-address="Sheet1.D12:Sheet1.P12" chart:label-cell-address="Sheet1.C11:Sheet1.C11" chart:class="chart:scatter">
            <chart:domain table:cell-range-address="Sheet1.D11:Sheet1.P11"/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7.25">
                <text:p>27.25</text:p>
                <draw:g>
                  <svg:desc>Sheet1.D55:Sheet1.M55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</table:table-header-rows>
          <table:table-rows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93.17">
                <text:p>93.17</text:p>
                <draw:g>
                  <svg:desc>Sheet1.D72:Sheet1.M72</svg:desc>
                </draw:g>
              </table:table-cell>
              <table:table-cell office:value-type="float" office:value="177.21">
                <text:p>177.21</text:p>
              </table:table-cell>
              <table:table-cell office:value-type="float" office:value="228.79">
                <text:p>228.79</text:p>
              </table:table-cell>
              <table:table-cell office:value-type="float" office:value="304.27">
                <text:p>304.27</text:p>
              </table:table-cell>
              <table:table-cell office:value-type="float" office:value="371.54">
                <text:p>371.54</text:p>
              </table:table-cell>
              <table:table-cell office:value-type="float" office:value="440.29">
                <text:p>440.29</text:p>
              </table:table-cell>
              <table:table-cell office:value-type="float" office:value="514.24">
                <text:p>514.24</text:p>
              </table:table-cell>
              <table:table-cell office:value-type="float" office:value="583.03">
                <text:p>583.03</text:p>
              </table:table-cell>
              <table:table-cell office:value-type="float" office:value="652.14">
                <text:p>652.14</text:p>
              </table:table-cell>
              <table:table-cell office:value-type="float" office:value="725.46">
                <text:p>725.46</text:p>
              </table:table-cell>
            </table:table-row>
            <table:table-row>
              <table:table-cell office:value-type="string">
                <text:p>Marian-decoder, Tensor Cores</text:p>
                <draw:g>
                  <svg:desc>Sheet1.C72:Sheet1.C72</svg:desc>
                </draw:g>
              </table:table-cell>
              <table:table-cell office:value-type="float" office:value="27.25">
                <text:p>27.25</text:p>
                <draw:g>
                  <svg:desc>Sheet1.D73:Sheet1.M73</svg:desc>
                </draw:g>
              </table:table-cell>
              <table:table-cell office:value-type="float" office:value="28.18">
                <text:p>28.18</text:p>
              </table:table-cell>
              <table:table-cell office:value-type="float" office:value="28.59">
                <text:p>28.59</text:p>
              </table:table-cell>
              <table:table-cell office:value-type="float" office:value="28.75">
                <text:p>28.75</text:p>
              </table:table-cell>
              <table:table-cell office:value-type="float" office:value="28.75">
                <text:p>28.75</text:p>
              </table:table-cell>
              <table:table-cell office:value-type="float" office:value="28.74">
                <text:p>28.74</text:p>
              </table:table-cell>
              <table:table-cell office:value-type="float" office:value="28.81">
                <text:p>28.81</text:p>
              </table:table-cell>
              <table:table-cell office:value-type="float" office:value="28.83">
                <text:p>28.83</text:p>
              </table:table-cell>
              <table:table-cell office:value-type="float" office:value="28.83">
                <text:p>28.83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54.02">
                <text:p>54.02</text:p>
                <draw:g>
                  <svg:desc>Sheet1.D65:Sheet1.M65</svg:desc>
                </draw:g>
              </table:table-cell>
              <table:table-cell office:value-type="float" office:value="78.31">
                <text:p>78.31</text:p>
              </table:table-cell>
              <table:table-cell office:value-type="float" office:value="103.83">
                <text:p>103.83</text:p>
              </table:table-cell>
              <table:table-cell office:value-type="float" office:value="132.19">
                <text:p>132.19</text:p>
              </table:table-cell>
              <table:table-cell office:value-type="float" office:value="162.64">
                <text:p>162.64</text:p>
              </table:table-cell>
              <table:table-cell office:value-type="float" office:value="194.92">
                <text:p>194.92</text:p>
              </table:table-cell>
              <table:table-cell office:value-type="float" office:value="224.55">
                <text:p>224.55</text:p>
              </table:table-cell>
              <table:table-cell office:value-type="float" office:value="256.65">
                <text:p>256.65</text:p>
              </table:table-cell>
              <table:table-cell office:value-type="float" office:value="286.95">
                <text:p>286.95</text:p>
              </table:table-cell>
              <table:table-cell office:value-type="float" office:value="323.13">
                <text:p>323.13</text:p>
              </table:table-cell>
            </table:table-row>
            <table:table-row>
              <table:table-cell office:value-type="string">
                <text:p>V100, batch 512, Tensor Cores</text:p>
                <draw:g>
                  <svg:desc>Sheet1.C65:Sheet1.C65</svg:desc>
                </draw:g>
              </table:table-cell>
              <table:table-cell office:value-type="float" office:value="27.26">
                <text:p>27.26</text:p>
                <draw:g>
                  <svg:desc>Sheet1.D66:Sheet1.M6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7">
                <text:p>28.57</text:p>
              </table:table-cell>
              <table:table-cell office:value-type="float" office:value="28.73">
                <text:p>28.73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1">
                <text:p>28.81</text:p>
              </table:table-cell>
              <table:table-cell office:value-type="float" office:value="28.82">
                <text:p>28.82</text:p>
              </table:table-cell>
              <table:table-cell office:value-type="float" office:value="28.82">
                <text:p>28.8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156.46">
                <text:p>156.46</text:p>
                <draw:g>
                  <svg:desc>Sheet1.D44:Sheet1.M44</svg:desc>
                </draw:g>
              </table:table-cell>
              <table:table-cell office:value-type="float" office:value="248.04">
                <text:p>248.04</text:p>
              </table:table-cell>
              <table:table-cell office:value-type="float" office:value="336.86">
                <text:p>336.86</text:p>
              </table:table-cell>
              <table:table-cell office:value-type="float" office:value="426.62">
                <text:p>426.62</text:p>
              </table:table-cell>
              <table:table-cell office:value-type="float" office:value="522.25">
                <text:p>522.25</text:p>
              </table:table-cell>
              <table:table-cell office:value-type="float" office:value="629.32">
                <text:p>629.32</text:p>
              </table:table-cell>
              <table:table-cell office:value-type="float" office:value="729.29">
                <text:p>729.29</text:p>
              </table:table-cell>
              <table:table-cell office:value-type="float" office:value="833.35">
                <text:p>833.35</text:p>
              </table:table-cell>
              <table:table-cell office:value-type="float" office:value="942.37">
                <text:p>942.37</text:p>
              </table:table-cell>
              <table:table-cell office:value-type="float" office:value="1045.98">
                <text:p>1045.98</text:p>
              </table:table-cell>
            </table:table-row>
            <table:table-row>
              <table:table-cell office:value-type="string">
                <text:p>GTX1080</text:p>
                <draw:g>
                  <svg:desc>Sheet1.C44:Sheet1.C44</svg:desc>
                </draw:g>
              </table:table-cell>
              <table:table-cell office:value-type="float" office:value="27.25">
                <text:p>27.25</text:p>
                <draw:g>
                  <svg:desc>Sheet1.D45:Sheet1.M45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D15:Sheet1.M15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501">
                <text:p>501</text:p>
              </table:table-cell>
              <table:table-cell office:value-type="float" office:value="666">
                <text:p>666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1004">
                <text:p>1004</text:p>
              </table:table-cell>
              <table:table-cell office:value-type="float" office:value="1137">
                <text:p>1137</text:p>
              </table:table-cell>
              <table:table-cell office:value-type="float" office:value="1318">
                <text:p>131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Amun (~May 17)</text:p>
                <draw:g>
                  <svg:desc>Sheet1.C15:Sheet1.C15</svg:desc>
                </draw:g>
              </table:table-cell>
              <table:table-cell office:value-type="float" office:value="27.25">
                <text:p>27.25</text:p>
                <draw:g>
                  <svg:desc>Sheet1.D16:Sheet1.M1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86">
                <text:p>1686</text:p>
                <draw:g>
                  <svg:desc>Sheet1.D7:Sheet1.L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258">
                <text:p>258</text:p>
              </table:table-cell>
              <table:table-cell office:value-type="float" office:value="384">
                <text:p>384</text:p>
              </table:table-cell>
              <table:table-cell office:value-type="float" office:value="516">
                <text:p>51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phrase-based</text:p>
                <draw:g>
                  <svg:desc>Sheet1.C7:Sheet1.C7</svg:desc>
                </draw:g>
              </table:table-cell>
              <table:table-cell office:value-type="float" office:value="27.93">
                <text:p>27.93</text:p>
                <draw:g>
                  <svg:desc>Sheet1.D8:Sheet1.L8</svg:desc>
                </draw:g>
              </table:table-cell>
              <table:table-cell office:value-type="float" office:value="26.97">
                <text:p>26.97</text:p>
              </table:table-cell>
              <table:table-cell office:value-type="float" office:value="27.23">
                <text:p>27.23</text:p>
              </table:table-cell>
              <table:table-cell office:value-type="float" office:value="27.31">
                <text:p>27.31</text:p>
              </table:table-cell>
              <table:table-cell office:value-type="float" office:value="27.43">
                <text:p>27.43</text:p>
              </table:table-cell>
              <table:table-cell office:value-type="float" office:value="27.56">
                <text:p>27.56</text:p>
              </table:table-cell>
              <table:table-cell office:value-type="float" office:value="27.63">
                <text:p>27.63</text:p>
              </table:table-cell>
              <table:table-cell office:value-type="float" office:value="27.71">
                <text:p>27.71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38">
                <text:p>538</text:p>
                <draw:g>
                  <svg:desc>Sheet1.D11:Sheet1.P11</svg:desc>
                </draw:g>
              </table:table-cell>
              <table:table-cell office:value-type="float" office:value="706">
                <text:p>706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338">
                <text:p>33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402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hierarchical</text:p>
                <draw:g>
                  <svg:desc>Sheet1.C11:Sheet1.C11</svg:desc>
                </draw:g>
              </table:table-cell>
              <table:table-cell office:value-type="float" office:value="28.28">
                <text:p>28.28</text:p>
                <draw:g>
                  <svg:desc>Sheet1.D12:Sheet1.P12</svg:desc>
                </draw:g>
              </table:table-cell>
              <table:table-cell office:value-type="float" office:value="28.42">
                <text:p>28.42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9">
                <text:p>26.99</text:p>
              </table:table-cell>
              <table:table-cell office:value-type="float" office:value="27.32">
                <text:p>27.32</text:p>
              </table:table-cell>
              <table:table-cell office:value-type="float" office:value="27.51">
                <text:p>27.51</text:p>
              </table:table-cell>
              <table:table-cell office:value-type="float" office:value="27.79">
                <text:p>27.79</text:p>
              </table:table-cell>
              <table:table-cell office:value-type="float" office:value="28.07">
                <text:p>28.07</text:p>
              </table:table-cell>
              <table:table-cell office:value-type="float" office:value="28.19">
                <text:p>28.19</text:p>
              </table:table-cell>
              <table:table-cell office:value-type="float" office:value="28.22">
                <text:p>28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046cm" svg:height="11.422cm" xlink:href=".." xlink:type="simple" chart:class="chart:scatter" chart:style-name="ch1">
        <chart:legend svg:x="10.334cm" svg:y="5.753cm" style:legend-expansion="custom" chartooo:width="8.159cm" chartooo:height="3.662cm" style:legend-expansion-aspect-ratio="2.22801747678864" chart:style-name="ch2"/>
        <chart:plot-area chart:style-name="ch3" table:cell-range-address="Sheet1.D55:Sheet1.M55 Sheet1.C72:Sheet1.M72 Sheet1.D73:Sheet1.M73 Sheet1.C69:Sheet1.C69 Sheet1.D70:Sheet1.M70 Sheet1.C65:Sheet1.C65 Sheet1.D66:Sheet1.M66 Sheet1.C59:Sheet1.C59 Sheet1.D60:Sheet1.M60 Sheet1.C44:Sheet1.C44 Sheet1.D45:Sheet1.M45 Sheet1.C15:Sheet1.C15 Sheet1.D16:Sheet1.M16 Sheet1.C7:Sheet1.C7 Sheet1.D8:Sheet1.L8 Sheet1.C11:Sheet1.C11 Sheet1.D12:Sheet1.P12" chart:data-source-has-labels="both" svg:x="0.737cm" svg:y="0.252cm" svg:width="18.531cm" svg:height="10.1cm">
          <chartooo:coordinate-region svg:x="1.464cm" svg:y="0.478cm" svg:width="17.327cm" svg:height="9.174cm"/>
          <chart:axis chart:dimension="x" chart:name="primary-x" chart:style-name="ch4" chartooo:axis-type="auto">
            <chart:title svg:x="6.341cm" svg:y="10.58cm" chart:style-name="ch5">
              <text:p>Decode time (sec, on 100k sentences)</text:p>
            </chart:title>
            <chart:categories table:cell-range-address="Sheet1.D55:Sheet1.M55"/>
          </chart:axis>
          <chart:axis chart:dimension="y" chart:name="primary-y" chart:style-name="ch6">
            <chart:title svg:x="0cm" svg:y="7.508cm" chart:style-name="ch7">
              <text:p>BLEU (on held out set)</text:p>
            </chart:title>
            <chart:grid chart:style-name="ch8" chart:class="major"/>
          </chart:axis>
          <chart:series chart:style-name="ch9" chart:values-cell-range-address="Sheet1.D73:Sheet1.M73" chart:label-cell-address="Sheet1.C72:Sheet1.C72" chart:class="chart:scatter">
            <chart:domain table:cell-range-address="Sheet1.D72:Sheet1.M72"/>
            <chart:data-point chart:repeated="10"/>
          </chart:series>
          <chart:series chart:style-name="ch10" chart:values-cell-range-address="Sheet1.D70:Sheet1.M70" chart:label-cell-address="Sheet1.C69:Sheet1.C69" chart:class="chart:scatter">
            <chart:domain table:cell-range-address="Sheet1.D69:Sheet1.M69"/>
            <chart:data-point chart:repeated="10"/>
          </chart:series>
          <chart:series chart:style-name="ch11" chart:values-cell-range-address="Sheet1.D66:Sheet1.M66" chart:label-cell-address="Sheet1.C65:Sheet1.C65" chart:class="chart:scatter">
            <chart:domain table:cell-range-address="Sheet1.D65:Sheet1.M65"/>
            <chart:data-point chart:repeated="10"/>
          </chart:series>
          <chart:series chart:style-name="ch12" chart:values-cell-range-address="Sheet1.D60:Sheet1.M60" chart:label-cell-address="Sheet1.C59:Sheet1.C59" chart:class="chart:scatter">
            <chart:domain table:cell-range-address="Sheet1.D59:Sheet1.M59"/>
            <chart:data-point chart:repeated="10"/>
          </chart:series>
          <chart:series chart:style-name="ch13" chart:values-cell-range-address="Sheet1.D45:Sheet1.M45" chart:label-cell-address="Sheet1.C44:Sheet1.C44" chart:class="chart:scatter">
            <chart:domain table:cell-range-address="Sheet1.D44:Sheet1.M44"/>
            <chart:data-point chart:repeated="10"/>
          </chart:series>
          <chart:series chart:style-name="ch14" chart:values-cell-range-address="Sheet1.D16:Sheet1.M16" chart:label-cell-address="Sheet1.C15:Sheet1.C15" chart:class="chart:scatter">
            <chart:domain table:cell-range-address="Sheet1.D15:Sheet1.M15"/>
            <chart:data-point chart:repeated="10"/>
          </chart:series>
          <chart:series chart:style-name="ch15" chart:values-cell-range-address="Sheet1.D8:Sheet1.L8" chart:label-cell-address="Sheet1.C7:Sheet1.C7" chart:class="chart:scatter">
            <chart:domain table:cell-range-address="Sheet1.D7:Sheet1.L7"/>
            <chart:data-point chart:repeated="9"/>
          </chart:series>
          <chart:series chart:style-name="ch16" chart:values-cell-range-address="Sheet1.D12:Sheet1.P12" chart:label-cell-address="Sheet1.C11:Sheet1.C11" chart:class="chart:scatter">
            <chart:domain table:cell-range-address="Sheet1.D11:Sheet1.P11"/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7.25">
                <text:p>27.25</text:p>
                <draw:g>
                  <svg:desc>Sheet1.D55:Sheet1.M55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</table:table-header-rows>
          <table:table-rows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93.17">
                <text:p>93.17</text:p>
                <draw:g>
                  <svg:desc>Sheet1.D72:Sheet1.M72</svg:desc>
                </draw:g>
              </table:table-cell>
              <table:table-cell office:value-type="float" office:value="177.21">
                <text:p>177.21</text:p>
              </table:table-cell>
              <table:table-cell office:value-type="float" office:value="228.79">
                <text:p>228.79</text:p>
              </table:table-cell>
              <table:table-cell office:value-type="float" office:value="304.27">
                <text:p>304.27</text:p>
              </table:table-cell>
              <table:table-cell office:value-type="float" office:value="371.54">
                <text:p>371.54</text:p>
              </table:table-cell>
              <table:table-cell office:value-type="float" office:value="440.29">
                <text:p>440.29</text:p>
              </table:table-cell>
              <table:table-cell office:value-type="float" office:value="514.24">
                <text:p>514.24</text:p>
              </table:table-cell>
              <table:table-cell office:value-type="float" office:value="583.03">
                <text:p>583.03</text:p>
              </table:table-cell>
              <table:table-cell office:value-type="float" office:value="652.14">
                <text:p>652.14</text:p>
              </table:table-cell>
              <table:table-cell office:value-type="float" office:value="725.46">
                <text:p>725.46</text:p>
              </table:table-cell>
            </table:table-row>
            <table:table-row>
              <table:table-cell office:value-type="string">
                <text:p>Marian-decoder, Tensor Cores</text:p>
                <draw:g>
                  <svg:desc>Sheet1.C72:Sheet1.C72</svg:desc>
                </draw:g>
              </table:table-cell>
              <table:table-cell office:value-type="float" office:value="27.25">
                <text:p>27.25</text:p>
                <draw:g>
                  <svg:desc>Sheet1.D73:Sheet1.M73</svg:desc>
                </draw:g>
              </table:table-cell>
              <table:table-cell office:value-type="float" office:value="28.18">
                <text:p>28.18</text:p>
              </table:table-cell>
              <table:table-cell office:value-type="float" office:value="28.59">
                <text:p>28.59</text:p>
              </table:table-cell>
              <table:table-cell office:value-type="float" office:value="28.75">
                <text:p>28.75</text:p>
              </table:table-cell>
              <table:table-cell office:value-type="float" office:value="28.75">
                <text:p>28.75</text:p>
              </table:table-cell>
              <table:table-cell office:value-type="float" office:value="28.74">
                <text:p>28.74</text:p>
              </table:table-cell>
              <table:table-cell office:value-type="float" office:value="28.81">
                <text:p>28.81</text:p>
              </table:table-cell>
              <table:table-cell office:value-type="float" office:value="28.83">
                <text:p>28.83</text:p>
              </table:table-cell>
              <table:table-cell office:value-type="float" office:value="28.83">
                <text:p>28.83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28.34">
                <text:p>128.34</text:p>
                <draw:g>
                  <svg:desc>Sheet1.D69:Sheet1.M69</svg:desc>
                </draw:g>
              </table:table-cell>
              <table:table-cell office:value-type="float" office:value="238.8">
                <text:p>238.8</text:p>
              </table:table-cell>
              <table:table-cell office:value-type="float" office:value="321.24">
                <text:p>321.24</text:p>
              </table:table-cell>
              <table:table-cell office:value-type="float" office:value="428.74">
                <text:p>428.74</text:p>
              </table:table-cell>
              <table:table-cell office:value-type="float" office:value="517.7">
                <text:p>517.7</text:p>
              </table:table-cell>
              <table:table-cell office:value-type="float" office:value="622.85">
                <text:p>622.85</text:p>
              </table:table-cell>
              <table:table-cell office:value-type="float" office:value="730.39">
                <text:p>730.39</text:p>
              </table:table-cell>
              <table:table-cell office:value-type="float" office:value="825.17">
                <text:p>825.17</text:p>
              </table:table-cell>
              <table:table-cell office:value-type="float" office:value="926.24">
                <text:p>926.24</text:p>
              </table:table-cell>
              <table:table-cell office:value-type="float" office:value="1018.3">
                <text:p>1018.3</text:p>
              </table:table-cell>
            </table:table-row>
            <table:table-row>
              <table:table-cell office:value-type="string">
                <text:p>Marian-decoder</text:p>
                <draw:g>
                  <svg:desc>Sheet1.C69:Sheet1.C69</svg:desc>
                </draw:g>
              </table:table-cell>
              <table:table-cell office:value-type="float" office:value="27.25">
                <text:p>27.25</text:p>
                <draw:g>
                  <svg:desc>Sheet1.D70:Sheet1.M70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1">
                <text:p>28.81</text:p>
              </table:table-cell>
              <table:table-cell office:value-type="float" office:value="28.82">
                <text:p>28.82</text:p>
              </table:table-cell>
              <table:table-cell office:value-type="float" office:value="28.82">
                <text:p>28.8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54.02">
                <text:p>54.02</text:p>
                <draw:g>
                  <svg:desc>Sheet1.D65:Sheet1.M65</svg:desc>
                </draw:g>
              </table:table-cell>
              <table:table-cell office:value-type="float" office:value="78.31">
                <text:p>78.31</text:p>
              </table:table-cell>
              <table:table-cell office:value-type="float" office:value="103.83">
                <text:p>103.83</text:p>
              </table:table-cell>
              <table:table-cell office:value-type="float" office:value="132.19">
                <text:p>132.19</text:p>
              </table:table-cell>
              <table:table-cell office:value-type="float" office:value="162.64">
                <text:p>162.64</text:p>
              </table:table-cell>
              <table:table-cell office:value-type="float" office:value="194.92">
                <text:p>194.92</text:p>
              </table:table-cell>
              <table:table-cell office:value-type="float" office:value="224.55">
                <text:p>224.55</text:p>
              </table:table-cell>
              <table:table-cell office:value-type="float" office:value="256.65">
                <text:p>256.65</text:p>
              </table:table-cell>
              <table:table-cell office:value-type="float" office:value="286.95">
                <text:p>286.95</text:p>
              </table:table-cell>
              <table:table-cell office:value-type="float" office:value="323.13">
                <text:p>323.13</text:p>
              </table:table-cell>
            </table:table-row>
            <table:table-row>
              <table:table-cell office:value-type="string">
                <text:p>V100, batch 512, Tensor Cores</text:p>
                <draw:g>
                  <svg:desc>Sheet1.C65:Sheet1.C65</svg:desc>
                </draw:g>
              </table:table-cell>
              <table:table-cell office:value-type="float" office:value="27.26">
                <text:p>27.26</text:p>
                <draw:g>
                  <svg:desc>Sheet1.D66:Sheet1.M6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7">
                <text:p>28.57</text:p>
              </table:table-cell>
              <table:table-cell office:value-type="float" office:value="28.73">
                <text:p>28.73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1">
                <text:p>28.81</text:p>
              </table:table-cell>
              <table:table-cell office:value-type="float" office:value="28.82">
                <text:p>28.82</text:p>
              </table:table-cell>
              <table:table-cell office:value-type="float" office:value="28.82">
                <text:p>28.8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75.87">
                <text:p>75.87</text:p>
                <draw:g>
                  <svg:desc>Sheet1.D59:Sheet1.M59</svg:desc>
                </draw:g>
              </table:table-cell>
              <table:table-cell office:value-type="float" office:value="119.68">
                <text:p>119.68</text:p>
              </table:table-cell>
              <table:table-cell office:value-type="float" office:value="163.72">
                <text:p>163.72</text:p>
              </table:table-cell>
              <table:table-cell office:value-type="float" office:value="212.01">
                <text:p>212.01</text:p>
              </table:table-cell>
              <table:table-cell office:value-type="float" office:value="254.94">
                <text:p>254.94</text:p>
              </table:table-cell>
              <table:table-cell office:value-type="float" office:value="308.73">
                <text:p>308.73</text:p>
              </table:table-cell>
              <table:table-cell office:value-type="float" office:value="356.81">
                <text:p>356.81</text:p>
              </table:table-cell>
              <table:table-cell office:value-type="float" office:value="403.68">
                <text:p>403.68</text:p>
              </table:table-cell>
              <table:table-cell office:value-type="float" office:value="452.73">
                <text:p>452.73</text:p>
              </table:table-cell>
              <table:table-cell office:value-type="float" office:value="500.89">
                <text:p>500.89</text:p>
              </table:table-cell>
            </table:table-row>
            <table:table-row>
              <table:table-cell office:value-type="string">
                <text:p>V100, batch 512</text:p>
                <draw:g>
                  <svg:desc>Sheet1.C59:Sheet1.C59</svg:desc>
                </draw:g>
              </table:table-cell>
              <table:table-cell office:value-type="float" office:value="27.25">
                <text:p>27.25</text:p>
                <draw:g>
                  <svg:desc>Sheet1.D60:Sheet1.M60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156.46">
                <text:p>156.46</text:p>
                <draw:g>
                  <svg:desc>Sheet1.D44:Sheet1.M44</svg:desc>
                </draw:g>
              </table:table-cell>
              <table:table-cell office:value-type="float" office:value="248.04">
                <text:p>248.04</text:p>
              </table:table-cell>
              <table:table-cell office:value-type="float" office:value="336.86">
                <text:p>336.86</text:p>
              </table:table-cell>
              <table:table-cell office:value-type="float" office:value="426.62">
                <text:p>426.62</text:p>
              </table:table-cell>
              <table:table-cell office:value-type="float" office:value="522.25">
                <text:p>522.25</text:p>
              </table:table-cell>
              <table:table-cell office:value-type="float" office:value="629.32">
                <text:p>629.32</text:p>
              </table:table-cell>
              <table:table-cell office:value-type="float" office:value="729.29">
                <text:p>729.29</text:p>
              </table:table-cell>
              <table:table-cell office:value-type="float" office:value="833.35">
                <text:p>833.35</text:p>
              </table:table-cell>
              <table:table-cell office:value-type="float" office:value="942.37">
                <text:p>942.37</text:p>
              </table:table-cell>
              <table:table-cell office:value-type="float" office:value="1045.98">
                <text:p>1045.98</text:p>
              </table:table-cell>
            </table:table-row>
            <table:table-row>
              <table:table-cell office:value-type="string">
                <text:p>GTX1080</text:p>
                <draw:g>
                  <svg:desc>Sheet1.C44:Sheet1.C44</svg:desc>
                </draw:g>
              </table:table-cell>
              <table:table-cell office:value-type="float" office:value="27.25">
                <text:p>27.25</text:p>
                <draw:g>
                  <svg:desc>Sheet1.D45:Sheet1.M45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D15:Sheet1.M15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501">
                <text:p>501</text:p>
              </table:table-cell>
              <table:table-cell office:value-type="float" office:value="666">
                <text:p>666</text:p>
              </table:table-cell>
              <table:table-cell office:value-type="float" office:value="737">
                <text:p>737</text:p>
              </table:table-cell>
              <table:table-cell office:value-type="float" office:value="863">
                <text:p>863</text:p>
              </table:table-cell>
              <table:table-cell office:value-type="float" office:value="1004">
                <text:p>1004</text:p>
              </table:table-cell>
              <table:table-cell office:value-type="float" office:value="1137">
                <text:p>1137</text:p>
              </table:table-cell>
              <table:table-cell office:value-type="float" office:value="1318">
                <text:p>131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Amun (~May 17)</text:p>
                <draw:g>
                  <svg:desc>Sheet1.C15:Sheet1.C15</svg:desc>
                </draw:g>
              </table:table-cell>
              <table:table-cell office:value-type="float" office:value="27.25">
                <text:p>27.25</text:p>
                <draw:g>
                  <svg:desc>Sheet1.D16:Sheet1.M16</svg:desc>
                </draw:g>
              </table:table-cell>
              <table:table-cell office:value-type="float" office:value="28.17">
                <text:p>28.17</text:p>
              </table:table-cell>
              <table:table-cell office:value-type="float" office:value="28.58">
                <text:p>28.58</text:p>
              </table:table-cell>
              <table:table-cell office:value-type="float" office:value="28.74">
                <text:p>28.74</text:p>
              </table:table-cell>
              <table:table-cell office:value-type="float" office:value="28.76">
                <text:p>28.76</text:p>
              </table:table-cell>
              <table:table-cell office:value-type="float" office:value="28.74">
                <text:p>28.74</text:p>
              </table:table-cell>
              <table:table-cell office:value-type="float" office:value="28.8">
                <text:p>28.8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86">
                <text:p>1686</text:p>
                <draw:g>
                  <svg:desc>Sheet1.D7:Sheet1.L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258">
                <text:p>258</text:p>
              </table:table-cell>
              <table:table-cell office:value-type="float" office:value="384">
                <text:p>384</text:p>
              </table:table-cell>
              <table:table-cell office:value-type="float" office:value="516">
                <text:p>51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phrase-based</text:p>
                <draw:g>
                  <svg:desc>Sheet1.C7:Sheet1.C7</svg:desc>
                </draw:g>
              </table:table-cell>
              <table:table-cell office:value-type="float" office:value="27.93">
                <text:p>27.93</text:p>
                <draw:g>
                  <svg:desc>Sheet1.D8:Sheet1.L8</svg:desc>
                </draw:g>
              </table:table-cell>
              <table:table-cell office:value-type="float" office:value="26.97">
                <text:p>26.97</text:p>
              </table:table-cell>
              <table:table-cell office:value-type="float" office:value="27.23">
                <text:p>27.23</text:p>
              </table:table-cell>
              <table:table-cell office:value-type="float" office:value="27.31">
                <text:p>27.31</text:p>
              </table:table-cell>
              <table:table-cell office:value-type="float" office:value="27.43">
                <text:p>27.43</text:p>
              </table:table-cell>
              <table:table-cell office:value-type="float" office:value="27.56">
                <text:p>27.56</text:p>
              </table:table-cell>
              <table:table-cell office:value-type="float" office:value="27.63">
                <text:p>27.63</text:p>
              </table:table-cell>
              <table:table-cell office:value-type="float" office:value="27.71">
                <text:p>27.71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38">
                <text:p>538</text:p>
                <draw:g>
                  <svg:desc>Sheet1.D11:Sheet1.P11</svg:desc>
                </draw:g>
              </table:table-cell>
              <table:table-cell office:value-type="float" office:value="706">
                <text:p>706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338">
                <text:p>33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402">
                <text:p>402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hierarchical</text:p>
                <draw:g>
                  <svg:desc>Sheet1.C11:Sheet1.C11</svg:desc>
                </draw:g>
              </table:table-cell>
              <table:table-cell office:value-type="float" office:value="28.28">
                <text:p>28.28</text:p>
                <draw:g>
                  <svg:desc>Sheet1.D12:Sheet1.P12</svg:desc>
                </draw:g>
              </table:table-cell>
              <table:table-cell office:value-type="float" office:value="28.42">
                <text:p>28.42</text:p>
              </table:table-cell>
              <table:table-cell office:value-type="float" office:value="28.45">
                <text:p>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9">
                <text:p>26.99</text:p>
              </table:table-cell>
              <table:table-cell office:value-type="float" office:value="27.32">
                <text:p>27.32</text:p>
              </table:table-cell>
              <table:table-cell office:value-type="float" office:value="27.51">
                <text:p>27.51</text:p>
              </table:table-cell>
              <table:table-cell office:value-type="float" office:value="27.79">
                <text:p>27.79</text:p>
              </table:table-cell>
              <table:table-cell office:value-type="float" office:value="28.07">
                <text:p>28.07</text:p>
              </table:table-cell>
              <table:table-cell office:value-type="float" office:value="28.19">
                <text:p>28.19</text:p>
              </table:table-cell>
              <table:table-cell office:value-type="float" office:value="28.22">
                <text:p>28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